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18.gif" manifest:media-type="image/gif"/>
  <manifest:file-entry manifest:full-path="media/image16.gif" manifest:media-type="image/gif"/>
  <manifest:file-entry manifest:full-path="media/image19.gif" manifest:media-type="image/gif"/>
  <manifest:file-entry manifest:full-path="media/image17.gif" manifest:media-type="image/gif"/>
  <manifest:file-entry manifest:full-path="media/image22.gif" manifest:media-type="image/gif"/>
  <manifest:file-entry manifest:full-path="media/image21.gif" manifest:media-type="image/gif"/>
  <manifest:file-entry manifest:full-path="media/image23.gif" manifest:media-type="image/gif"/>
  <manifest:file-entry manifest:full-path="media/image24.gif" manifest:media-type="image/gif"/>
  <manifest:file-entry manifest:full-path="media/image25.gif" manifest:media-type="image/gif"/>
  <manifest:file-entry manifest:full-path="media/image20.gif" manifest:media-type="image/gif"/>
  <manifest:file-entry manifest:full-path="media/image14.gif" manifest:media-type="image/gif"/>
  <manifest:file-entry manifest:full-path="media/image13.gif" manifest:media-type="image/gif"/>
  <manifest:file-entry manifest:full-path="media/image5.gif" manifest:media-type="image/gif"/>
  <manifest:file-entry manifest:full-path="media/image4.gif" manifest:media-type="image/gif"/>
  <manifest:file-entry manifest:full-path="media/image3.gif" manifest:media-type="image/gif"/>
  <manifest:file-entry manifest:full-path="media/image2.gif" manifest:media-type="image/gif"/>
  <manifest:file-entry manifest:full-path="media/image6.gif" manifest:media-type="image/gif"/>
  <manifest:file-entry manifest:full-path="media/image7.gif" manifest:media-type="image/gif"/>
  <manifest:file-entry manifest:full-path="media/image8.gif" manifest:media-type="image/gif"/>
  <manifest:file-entry manifest:full-path="media/image12.gif" manifest:media-type="image/gif"/>
  <manifest:file-entry manifest:full-path="media/image11.gif" manifest:media-type="image/gif"/>
  <manifest:file-entry manifest:full-path="media/image10.gif" manifest:media-type="image/gif"/>
  <manifest:file-entry manifest:full-path="media/image9.gif" manifest:media-type="image/gif"/>
  <manifest:file-entry manifest:full-path="media/image15.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fo:color="#000000" style:letter-kerning="true" fo:font-size="24pt" style:font-size-asian="24pt" style:font-size-complex="24pt" style:language-asian="en" style:country-asian="GB"/>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3" style:parent-style-name="Normal" style:family="paragraph">
      <style:paragraph-properties fo:margin-top="0.0694in" fo:margin-bottom="0.0694in" fo:line-height="100%"/>
    </style:style>
    <style:style style:name="T4"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5"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6"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7"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8"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9"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1"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GB"/>
    </style:style>
    <style:style style:name="T13"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14" style:parent-style-name="Normal" style:family="paragraph">
      <style:paragraph-properties fo:margin-top="0.0694in" fo:margin-bottom="0.0694in" fo:line-height="100%"/>
    </style:style>
    <style:style style:name="T15"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6"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7"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8"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9"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20"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21" style:parent-style-name="Normal" style:family="paragraph">
      <style:paragraph-properties fo:margin-top="0.0694in" fo:margin-bottom="0.0694in" fo:line-height="100%"/>
    </style:style>
    <style:style style:name="T22"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23"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24"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25"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26"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27"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28"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29"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30" style:parent-style-name="Normal" style:family="paragraph">
      <style:paragraph-properties fo:margin-top="0.0694in" fo:margin-bottom="0.0694in" fo:line-height="100%"/>
    </style:style>
    <style:style style:name="T31"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32"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33"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34"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35"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36"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37"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38"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41"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42"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43"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44"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45"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46"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47"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48"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49"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50"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51"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52" style:parent-style-name="Normal" style:family="paragraph">
      <style:paragraph-properties fo:margin-top="0.0694in" fo:margin-bottom="0.0694in" fo:line-height="100%"/>
    </style:style>
    <style:style style:name="T53"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54"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55"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56"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57" style:parent-style-name="Normal" style:family="paragraph">
      <style:paragraph-properties fo:margin-top="0.0694in" fo:margin-bottom="0.0694in" fo:line-height="100%"/>
      <style:text-properties style:font-name="Times New Roman" style:font-name-asian="Times New Roman" style:font-name-complex="Times New Roman" fo:color="#000000" fo:font-size="13.5pt" style:font-size-asian="13.5pt" style:font-size-complex="13.5pt" style:language-asian="en" style:country-asian="GB"/>
    </style:style>
    <style:style style:name="P58" style:parent-style-name="Normal" style:family="paragraph">
      <style:paragraph-properties fo:text-align="center" fo:margin-bottom="0in" fo:line-height="100%"/>
    </style:style>
    <style:style style:name="T59"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60" style:parent-style-name="Normal" style:family="paragraph">
      <style:paragraph-properties fo:margin-bottom="0in" fo:line-height="100%"/>
    </style:style>
    <style:style style:name="T61"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62" style:parent-style-name="Normal" style:family="paragraph">
      <style:paragraph-properties fo:margin-bottom="0in" fo:line-height="100%"/>
    </style:style>
    <style:style style:name="T63"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64" style:parent-style-name="DefaultParagraphFont" style:family="text">
      <style:text-properties style:font-name="Times New Roman" style:font-name-asian="Times New Roman" style:font-name-complex="Times New Roman" fo:font-style="italic" style:font-style-asian="italic" style:font-style-complex="italic" fo:color="#000000" fo:font-size="13.5pt" style:font-size-asian="13.5pt" style:font-size-complex="13.5pt" style:language-asian="en" style:country-asian="GB"/>
    </style:style>
    <style:style style:name="T65"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6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67"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6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69"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70" style:parent-style-name="DefaultParagraphFont" style:family="text">
      <style:text-properties style:font-name="Times New Roman" style:font-name-asian="Times New Roman" style:font-name-complex="Times New Roman" fo:font-style="italic" style:font-style-asian="italic" style:font-style-complex="italic" fo:color="#000000" fo:font-size="13.5pt" style:font-size-asian="13.5pt" style:font-size-complex="13.5pt" style:language-asian="en" style:country-asian="GB"/>
    </style:style>
    <style:style style:name="T71"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72"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73"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74"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75"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7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77"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7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79"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8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color="#000000" style:letter-kerning="true" fo:font-size="24pt" style:font-size-asian="24pt" style:font-size-complex="24pt" style:language-asian="en" style:country-asian="GB"/>
    </style:style>
    <style:style style:name="P81" style:parent-style-name="Normal" style:family="paragraph">
      <style:paragraph-properties fo:margin-bottom="0in" fo:line-height="100%"/>
    </style:style>
    <style:style style:name="T82"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8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84"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86"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8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88"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89" style:parent-style-name="DefaultParagraphFont" style:family="text">
      <style:text-properties style:font-name="Times New Roman" style:font-name-asian="Times New Roman" style:font-name-complex="Times New Roman" fo:font-style="italic" style:font-style-asian="italic" style:font-style-complex="italic" fo:color="#000000" fo:font-size="13.5pt" style:font-size-asian="13.5pt" style:font-size-complex="13.5pt" style:language-asian="en" style:country-asian="GB"/>
    </style:style>
    <style:style style:name="T90"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91" style:parent-style-name="Normal" style:family="paragraph">
      <style:paragraph-properties fo:margin-top="0.0694in" fo:margin-bottom="0.0694in" fo:line-height="100%"/>
    </style:style>
    <style:style style:name="T92"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93" style:parent-style-name="DefaultParagraphFont" style:family="text">
      <style:text-properties style:font-name="Times New Roman" style:font-name-asian="Times New Roman" style:font-name-complex="Times New Roman" fo:font-style="italic" style:font-style-asian="italic" style:font-style-complex="italic" fo:color="#000000" fo:font-size="13.5pt" style:font-size-asian="13.5pt" style:font-size-complex="13.5pt" style:language-asian="en" style:country-asian="GB"/>
    </style:style>
    <style:style style:name="T94"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95" style:parent-style-name="DefaultParagraphFont" style:family="text">
      <style:text-properties style:font-name="Times New Roman" style:font-name-asian="Times New Roman" style:font-name-complex="Times New Roman" fo:font-style="italic" style:font-style-asian="italic" style:font-style-complex="italic" fo:color="#000000" fo:font-size="13.5pt" style:font-size-asian="13.5pt" style:font-size-complex="13.5pt" style:language-asian="en" style:country-asian="GB"/>
    </style:style>
    <style:style style:name="T96"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97" style:parent-style-name="DefaultParagraphFont" style:family="text">
      <style:text-properties style:font-name="Times New Roman" style:font-name-asian="Times New Roman" style:font-name-complex="Times New Roman" fo:font-style="italic" style:font-style-asian="italic" style:font-style-complex="italic" fo:color="#000000" fo:font-size="13.5pt" style:font-size-asian="13.5pt" style:font-size-complex="13.5pt" style:language-asian="en" style:country-asian="GB"/>
    </style:style>
    <style:style style:name="T98"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99" style:parent-style-name="Normal" style:family="paragraph">
      <style:paragraph-properties fo:margin-top="0.0694in" fo:margin-bottom="0.0694in" fo:line-height="100%"/>
    </style:style>
    <style:style style:name="T100"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01"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02"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03"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04"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05"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06"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07" style:parent-style-name="DefaultParagraphFont" style:family="text">
      <style:text-properties style:font-name="Times New Roman" style:font-name-asian="Times New Roman" style:font-name-complex="Times New Roman" fo:font-style="italic" style:font-style-asian="italic" style:font-style-complex="italic" fo:color="#000000" fo:font-size="13.5pt" style:font-size-asian="13.5pt" style:font-size-complex="13.5pt" style:language-asian="en" style:country-asian="GB"/>
    </style:style>
    <style:style style:name="T108"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P109" style:parent-style-name="Normal" style:family="paragraph">
      <style:paragraph-properties fo:margin-top="0.0694in" fo:margin-bottom="0.0694in" fo:line-height="100%"/>
    </style:style>
    <style:style style:name="T110"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11"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12"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13"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14"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15"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16"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17"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18"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19"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name="T120" style:parent-style-name="DefaultParagraphFont" style:family="text">
      <style:text-properties style:font-name="Times New Roman" style:font-name-asian="Times New Roman" style:font-name-complex="Times New Roman" fo:color="#000000" fo:font-size="13.5pt" style:font-size-asian="13.5pt" style:font-size-complex="13.5pt" style:language-asian="en" style:country-asian="GB"/>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bookmark-start text:name="SECTION00040000000000000000"/>Some Commonly Encountered Functions<text:bookmark-end text:name="SECTION00040000000000000000"/></text:p>
      <text:p text:style-name="P2">The following functions are often encountered in computer science complexity analysis. We'll express them in terms of BigOh just to be specific. They apply equally to BigOmega and BigTheta.</text:p>
      <text:list text:style-name="LFO1" text:continue-numbering="true">
        <text:list-item>
          <text:p text:style-name="P3"><text:span text:style-name="T4"><draw:frame draw:style-name="a0" draw:name="Picture 40" text:anchor-type="as-char" svg:x="0in" svg:y="0in" svg:width="0.95833in" svg:height="0.32292in" style:rel-width="scale" style:rel-height="scale"><draw:image xlink:href="media/image1.gif" xlink:type="simple" xlink:show="embed" xlink:actuate="onLoad"/><svg:title/><svg:desc>$T(n) = O(1)$</svg:desc></draw:frame></text:span><text:span text:style-name="T5">. This is called constant growth. </text:span><text:span text:style-name="T6"><draw:frame draw:style-name="a1" draw:name="Picture 39" text:anchor-type="as-char" svg:x="0in" svg:y="0in" svg:width="0.39583in" svg:height="0.32292in" style:rel-width="scale" style:rel-height="scale"><draw:image xlink:href="media/image2.gif" xlink:type="simple" xlink:show="embed" xlink:actuate="onLoad"/><svg:title/><svg:desc>$T(n)$</svg:desc></draw:frame></text:span><text:span text:style-name="T7"> does not grow at all as a function of </text:span><text:span text:style-name="T8"><draw:frame draw:style-name="a2" draw:name="Picture 38" text:anchor-type="as-char" svg:x="0in" svg:y="0in" svg:width="0.14583in" svg:height="0.13542in" style:rel-width="scale" style:rel-height="scale"><draw:image xlink:href="media/image3.gif" xlink:type="simple" xlink:show="embed" xlink:actuate="onLoad"/><svg:title/><svg:desc>$n$</svg:desc></draw:frame></text:span><text:span text:style-name="T9">, it is a constant. It is pronounced ``BigOh of one.'' For example, array access has this characteristic. The operation </text:span><text:span text:style-name="T10">A[i]</text:span><text:span text:style-name="T11">takes the same number of steps no matter how big </text:span><text:span text:style-name="T12">A</text:span><text:span text:style-name="T13"> is.</text:span></text:p>
        </text:list-item>
        <text:list-item>
          <text:p text:style-name="P14"><text:span text:style-name="T15"><draw:frame draw:style-name="a3" draw:name="Picture 37" text:anchor-type="as-char" svg:x="0in" svg:y="0in" svg:width="1.22917in" svg:height="0.32292in" style:rel-width="scale" style:rel-height="scale"><draw:image xlink:href="media/image4.gif" xlink:type="simple" xlink:show="embed" xlink:actuate="onLoad"/><svg:title/><svg:desc>$T(n) = O(\lg(n))$</svg:desc></draw:frame></text:span><text:span text:style-name="T16">. This is called logarithmic growth. </text:span><text:span text:style-name="T17"><draw:frame draw:style-name="a4" draw:name="Picture 36" text:anchor-type="as-char" svg:x="0in" svg:y="0in" svg:width="0.39583in" svg:height="0.32292in" style:rel-width="scale" style:rel-height="scale"><draw:image xlink:href="media/image2.gif" xlink:type="simple" xlink:show="embed" xlink:actuate="onLoad"/><svg:title/><svg:desc>$T(n)$</svg:desc></draw:frame></text:span><text:span text:style-name="T18"> grows as the base 2 logarithm of </text:span><text:span text:style-name="T19"><draw:frame draw:style-name="a5" draw:name="Picture 35" text:anchor-type="as-char" svg:x="0in" svg:y="0in" svg:width="0.14583in" svg:height="0.13542in" style:rel-width="scale" style:rel-height="scale"><draw:image xlink:href="media/image3.gif" xlink:type="simple" xlink:show="embed" xlink:actuate="onLoad"/><svg:title/><svg:desc>$n$</svg:desc></draw:frame></text:span><text:span text:style-name="T20"> (actually, the base doesn't matter, it's just traditional to use base-2 in computer science). It is pronounced ``BigOh of log n.'' For example, binary search has this characteristic.</text:span></text:p>
        </text:list-item>
        <text:list-item>
          <text:p text:style-name="P21"><text:span text:style-name="T22"><draw:frame draw:style-name="a6" draw:name="Picture 34" text:anchor-type="as-char" svg:x="0in" svg:y="0in" svg:width="0.97917in" svg:height="0.32292in" style:rel-width="scale" style:rel-height="scale"><draw:image xlink:href="media/image5.gif" xlink:type="simple" xlink:show="embed" xlink:actuate="onLoad"/><svg:title/><svg:desc>$T(n) = O(n)$</svg:desc></draw:frame></text:span><text:span text:style-name="T23">. This is called linear growth. </text:span><text:span text:style-name="T24"><draw:frame draw:style-name="a7" draw:name="Picture 33" text:anchor-type="as-char" svg:x="0in" svg:y="0in" svg:width="0.39583in" svg:height="0.32292in" style:rel-width="scale" style:rel-height="scale"><draw:image xlink:href="media/image2.gif" xlink:type="simple" xlink:show="embed" xlink:actuate="onLoad"/><svg:title/><svg:desc>$T(n)$</svg:desc></draw:frame></text:span><text:span text:style-name="T25"> grows linearly with </text:span><text:span text:style-name="T26"><draw:frame draw:style-name="a8" draw:name="Picture 32" text:anchor-type="as-char" svg:x="0in" svg:y="0in" svg:width="0.14583in" svg:height="0.13542in" style:rel-width="scale" style:rel-height="scale"><draw:image xlink:href="media/image3.gif" xlink:type="simple" xlink:show="embed" xlink:actuate="onLoad"/><svg:title/><svg:desc>$n$</svg:desc></draw:frame></text:span><text:span text:style-name="T27">. It is pronounced ``BigOh of n.'' For example, looping over all the elements in a one-dimensional array would be an </text:span><text:span text:style-name="T28"><draw:frame draw:style-name="a9" draw:name="Picture 31" text:anchor-type="as-char" svg:x="0in" svg:y="0in" svg:width="0.40625in" svg:height="0.32292in" style:rel-width="scale" style:rel-height="scale"><draw:image xlink:href="media/image6.gif" xlink:type="simple" xlink:show="embed" xlink:actuate="onLoad"/><svg:title/><svg:desc>$O(n)$</svg:desc></draw:frame></text:span><text:span text:style-name="T29"> operation.</text:span></text:p>
        </text:list-item>
        <text:list-item>
          <text:p text:style-name="P30"><text:span text:style-name="T31"><draw:frame draw:style-name="a10" draw:name="Picture 30" text:anchor-type="as-char" svg:x="0in" svg:y="0in" svg:width="1.36458in" svg:height="0.32292in" style:rel-width="scale" style:rel-height="scale"><draw:image xlink:href="media/image7.gif" xlink:type="simple" xlink:show="embed" xlink:actuate="onLoad"/><svg:title/><svg:desc>$T(n) = O(n\lg(n))$</svg:desc></draw:frame></text:span><text:span text:style-name="T32">. This is called ``n log n'' growth. </text:span><text:span text:style-name="T33"><draw:frame draw:style-name="a11" draw:name="Picture 29" text:anchor-type="as-char" svg:x="0in" svg:y="0in" svg:width="0.39583in" svg:height="0.32292in" style:rel-width="scale" style:rel-height="scale"><draw:image xlink:href="media/image2.gif" xlink:type="simple" xlink:show="embed" xlink:actuate="onLoad"/><svg:title/><svg:desc>$T(n)$</svg:desc></draw:frame></text:span><text:span text:style-name="T34"> grows as </text:span><text:span text:style-name="T35"><draw:frame draw:style-name="a12" draw:name="Picture 28" text:anchor-type="as-char" svg:x="0in" svg:y="0in" svg:width="0.14583in" svg:height="0.13542in" style:rel-width="scale" style:rel-height="scale"><draw:image xlink:href="media/image3.gif" xlink:type="simple" xlink:show="embed" xlink:actuate="onLoad"/><svg:title/><svg:desc>$n$</svg:desc></draw:frame></text:span><text:span text:style-name="T36"> times the base 2 logarithm of </text:span><text:span text:style-name="T37"><draw:frame draw:style-name="a13" draw:name="Picture 27" text:anchor-type="as-char" svg:x="0in" svg:y="0in" svg:width="0.14583in" svg:height="0.13542in" style:rel-width="scale" style:rel-height="scale"><draw:image xlink:href="media/image3.gif" xlink:type="simple" xlink:show="embed" xlink:actuate="onLoad"/><svg:title/><svg:desc>$n$</svg:desc></draw:frame></text:span><text:span text:style-name="T38">. It is pronounced ``BigOh of n log n.'' For example, heapsort and mergesort have this characteristic.</text:span></text:p>
        </text:list-item>
        <text:list-item>
          <text:p text:style-name="P39"><text:span text:style-name="T40"><draw:frame draw:style-name="a14" draw:name="Picture 26" text:anchor-type="as-char" svg:x="0in" svg:y="0in" svg:width="1.05208in" svg:height="0.35417in" style:rel-width="scale" style:rel-height="scale"><draw:image xlink:href="media/image8.gif" xlink:type="simple" xlink:show="embed" xlink:actuate="onLoad"/><svg:title/><svg:desc>$T(n) = O(n^k)$</svg:desc></draw:frame></text:span><text:span text:style-name="T41">. This is called polynomial growth. </text:span><text:span text:style-name="T42"><draw:frame draw:style-name="a15" draw:name="Picture 25" text:anchor-type="as-char" svg:x="0in" svg:y="0in" svg:width="0.39583in" svg:height="0.32292in" style:rel-width="scale" style:rel-height="scale"><draw:image xlink:href="media/image2.gif" xlink:type="simple" xlink:show="embed" xlink:actuate="onLoad"/><svg:title/><svg:desc>$T(n)$</svg:desc></draw:frame></text:span><text:span text:style-name="T43"> grows as the </text:span><text:span text:style-name="T44"><draw:frame draw:style-name="a16" draw:name="Picture 24" text:anchor-type="as-char" svg:x="0in" svg:y="0in" svg:width="0.13542in" svg:height="0.14583in" style:rel-width="scale" style:rel-height="scale"><draw:image xlink:href="media/image9.gif" xlink:type="simple" xlink:show="embed" xlink:actuate="onLoad"/><svg:title/><svg:desc>$k$</svg:desc></draw:frame></text:span><text:span text:style-name="T45">-th power of </text:span><text:span text:style-name="T46"><draw:frame draw:style-name="a17" draw:name="Picture 23" text:anchor-type="as-char" svg:x="0in" svg:y="0in" svg:width="0.14583in" svg:height="0.13542in" style:rel-width="scale" style:rel-height="scale"><draw:image xlink:href="media/image3.gif" xlink:type="simple" xlink:show="embed" xlink:actuate="onLoad"/><svg:title/><svg:desc>$n$</svg:desc></draw:frame></text:span><text:span text:style-name="T47">. Computer applications with </text:span><text:span text:style-name="T48"><draw:frame draw:style-name="a18" draw:name="Picture 22" text:anchor-type="as-char" svg:x="0in" svg:y="0in" svg:width="0.13542in" svg:height="0.14583in" style:rel-width="scale" style:rel-height="scale"><draw:image xlink:href="media/image9.gif" xlink:type="simple" xlink:show="embed" xlink:actuate="onLoad"/><svg:title/><svg:desc>$k$</svg:desc></draw:frame></text:span><text:span text:style-name="T49"> greater than about 3 are often impractical. They just take too long to run for any reasonably large problem. Selection sort is an example of a polynomial growth rate algorithm. It is in </text:span><text:span text:style-name="T50"><draw:frame draw:style-name="a19" draw:name="Picture 21" text:anchor-type="as-char" svg:x="0in" svg:y="0in" svg:width="0.47917in" svg:height="0.34375in" style:rel-width="scale" style:rel-height="scale"><draw:image xlink:href="media/image10.gif" xlink:type="simple" xlink:show="embed" xlink:actuate="onLoad"/><svg:title/><svg:desc>$O(n^2)$</svg:desc></draw:frame></text:span><text:span text:style-name="T51">, pronounced ``BigOh of n squared.''</text:span></text:p>
        </text:list-item>
        <text:list-item>
          <text:p text:style-name="P52"><text:span text:style-name="T53"><draw:frame draw:style-name="a20" draw:name="Picture 20" text:anchor-type="as-char" svg:x="0in" svg:y="0in" svg:width="1.04167in" svg:height="0.32292in" style:rel-width="scale" style:rel-height="scale"><draw:image xlink:href="media/image11.gif" xlink:type="simple" xlink:show="embed" xlink:actuate="onLoad"/><svg:title/><svg:desc>$T(n) = O(2^n)$</svg:desc></draw:frame></text:span><text:span text:style-name="T54">. This is called exponential growth. </text:span><text:span text:style-name="T55"><draw:frame draw:style-name="a21" draw:name="Picture 19" text:anchor-type="as-char" svg:x="0in" svg:y="0in" svg:width="0.39583in" svg:height="0.32292in" style:rel-width="scale" style:rel-height="scale"><draw:image xlink:href="media/image2.gif" xlink:type="simple" xlink:show="embed" xlink:actuate="onLoad"/><svg:title/><svg:desc>$T(n)$</svg:desc></draw:frame></text:span><text:span text:style-name="T56"> grows exponentially. It is pronounced ``BigOh of 2 to the n.'' Exponential growth is the most-feared growth pattern in computer science; algorithms that grow this way are basically useless for anything but very small problems. In computer science, we traditionally use the constant 2, but the any other positive constant could be used to express the same idea.</text:span></text:p>
        </text:list-item>
      </text:list>
      <text:p text:style-name="P57">The growth patterns above have been listed in order of increasing ``size.'' That is, </text:p>
      <text:p text:style-name="P58"><text:span text:style-name="T59"><draw:frame draw:style-name="a22" draw:name="Picture 18" text:anchor-type="as-char" svg:x="0in" svg:y="0in" svg:width="4.6875in" svg:height="0.29167in" style:rel-width="scale" style:rel-height="scale"><draw:image xlink:href="media/image12.gif" xlink:type="simple" xlink:show="embed" xlink:actuate="onLoad"/><svg:title/><svg:desc>\begin{displaymath}O(1) = O(\lg(n)) = O(n) = O(n\lg(n)) = O(n^2) = O(n^3) = O(2^n) \end{displaymath}</svg:desc></draw:frame></text:span></text:p>
      <text:p text:style-name="P60"><text:span text:style-name="T61"><text:line-break/></text:span></text:p>
      <text:soft-page-break/>
      <text:p text:style-name="P62"><text:span text:style-name="T63">It may appear strange to use the equals sign between two BigOh expressions. Since BigOh defines a </text:span><text:span text:style-name="T64">set</text:span><text:span text:style-name="T65"> of functions, the notation </text:span><text:span text:style-name="T66"><draw:frame draw:style-name="a23" draw:name="Picture 17" text:anchor-type="as-char" svg:x="0in" svg:y="0in" svg:width="0.96875in" svg:height="0.32292in" style:rel-width="scale" style:rel-height="scale"><draw:image xlink:href="media/image13.gif" xlink:type="simple" xlink:show="embed" xlink:actuate="onLoad"/><svg:title/><svg:desc>$O(f) = O(g)$</svg:desc></draw:frame></text:span><text:span text:style-name="T67"> means that the set of functions </text:span><text:span text:style-name="T68"><draw:frame draw:style-name="a24" draw:name="Picture 16" text:anchor-type="as-char" svg:x="0in" svg:y="0in" svg:width="0.40625in" svg:height="0.32292in" style:rel-width="scale" style:rel-height="scale"><draw:image xlink:href="media/image14.gif" xlink:type="simple" xlink:show="embed" xlink:actuate="onLoad"/><svg:title/><svg:desc>$O(f)$</svg:desc></draw:frame></text:span><text:span text:style-name="T69"> is </text:span><text:span text:style-name="T70">contained</text:span><text:span text:style-name="T71"> in the the set of functions</text:span><text:span text:style-name="T72"><draw:frame draw:style-name="a25" draw:name="Picture 15" text:anchor-type="as-char" svg:x="0in" svg:y="0in" svg:width="0.38542in" svg:height="0.32292in" style:rel-width="scale" style:rel-height="scale"><draw:image xlink:href="media/image15.gif" xlink:type="simple" xlink:show="embed" xlink:actuate="onLoad"/><svg:title/><svg:desc>$O(g)$</svg:desc></draw:frame></text:span><text:span text:style-name="T73">. Note that it is not true that if </text:span><text:span text:style-name="T74"><draw:frame draw:style-name="a26" draw:name="Picture 14" text:anchor-type="as-char" svg:x="0in" svg:y="0in" svg:width="1.16667in" svg:height="0.32292in" style:rel-width="scale" style:rel-height="scale"><draw:image xlink:href="media/image16.gif" xlink:type="simple" xlink:show="embed" xlink:actuate="onLoad"/><svg:title/><svg:desc>$g(n) = O(f(n))$</svg:desc></draw:frame></text:span><text:span text:style-name="T75"> then </text:span><text:span text:style-name="T76"><draw:frame draw:style-name="a27" draw:name="Picture 13" text:anchor-type="as-char" svg:x="0in" svg:y="0in" svg:width="1.16667in" svg:height="0.32292in" style:rel-width="scale" style:rel-height="scale"><draw:image xlink:href="media/image17.gif" xlink:type="simple" xlink:show="embed" xlink:actuate="onLoad"/><svg:title/><svg:desc>$f(n) =
O(g(n))$</svg:desc></draw:frame></text:span><text:span text:style-name="T77">. The ``</text:span><text:span text:style-name="T78"><draw:frame draw:style-name="a28" draw:name="Picture 12" text:anchor-type="as-char" svg:x="0in" svg:y="0in" svg:width="0.16667in" svg:height="0.125in" style:rel-width="scale" style:rel-height="scale"><draw:image xlink:href="media/image18.gif" xlink:type="simple" xlink:show="embed" xlink:actuate="onLoad"/><svg:title/><svg:desc>$=$</svg:desc></draw:frame></text:span><text:span text:style-name="T79">'' sign does not mean equality in the usual algebraic sense.</text:span></text:p>
      <text:p text:style-name="P80"><text:bookmark-start text:name="SECTION00050000000000000000"/>Best, Worst, and Average Cases<text:bookmark-end text:name="SECTION00050000000000000000"/></text:p>
      <text:p text:style-name="P81"><text:span text:style-name="T82">It's usually not enough to describe an algorithm's complexity by simply giving an expression for </text:span><text:span text:style-name="T83"><draw:frame draw:style-name="a29" draw:name="Picture 11" text:anchor-type="as-char" svg:x="0in" svg:y="0in" svg:width="0.17708in" svg:height="0.15625in" style:rel-width="scale" style:rel-height="scale"><draw:image xlink:href="media/image19.gif" xlink:type="simple" xlink:show="embed" xlink:actuate="onLoad"/><svg:title/><svg:desc>$O$</svg:desc></draw:frame></text:span><text:span text:style-name="T84">, </text:span><text:span text:style-name="T85"><draw:frame draw:style-name="a30" draw:name="Picture 10" text:anchor-type="as-char" svg:x="0in" svg:y="0in" svg:width="0.16667in" svg:height="0.14583in" style:rel-width="scale" style:rel-height="scale"><draw:image xlink:href="media/image20.gif" xlink:type="simple" xlink:show="embed" xlink:actuate="onLoad"/><svg:title/><svg:desc>$\Omega$</svg:desc></draw:frame></text:span><text:span text:style-name="T86">, or </text:span><text:span text:style-name="T87"><draw:frame draw:style-name="a31" draw:name="Picture 9" text:anchor-type="as-char" svg:x="0in" svg:y="0in" svg:width="0.16667in" svg:height="0.15625in" style:rel-width="scale" style:rel-height="scale"><draw:image xlink:href="media/image21.gif" xlink:type="simple" xlink:show="embed" xlink:actuate="onLoad"/><svg:title/><svg:desc>$\Theta$</svg:desc></draw:frame></text:span><text:span text:style-name="T88">. Many computer science problems have different complexities depending on the data on which they work. Best, worst, and average cases are statements about the </text:span><text:span text:style-name="T89">data</text:span><text:span text:style-name="T90">, not about the algorithm.</text:span></text:p>
      <text:p text:style-name="P91"><text:span text:style-name="T92">The </text:span><text:span text:style-name="T93">best</text:span><text:span text:style-name="T94"> case for an algorithm is that property of the data that results in the algorithm performing as well as it can. The </text:span><text:span text:style-name="T95">worst</text:span><text:span text:style-name="T96"> case is that property of the data that results in the algorithm performing as poorly as possible. The</text:span><text:span text:style-name="T97">average</text:span><text:span text:style-name="T98"> case is determined by averaging algorithm performance over all possible data sets. It is often very difficult to define the average data set.</text:span></text:p>
      <text:p text:style-name="P99"><text:span text:style-name="T100">Note that the worst case and best case do not correspond to upper bound and lower bound. A complete description of the complexity of an algorithm might be ``the time to execute this algorithm is in </text:span><text:span text:style-name="T101"><draw:frame draw:style-name="a32" draw:name="Picture 8" text:anchor-type="as-char" svg:x="0in" svg:y="0in" svg:width="0.40625in" svg:height="0.32292in" style:rel-width="scale" style:rel-height="scale"><draw:image xlink:href="media/image6.gif" xlink:type="simple" xlink:show="embed" xlink:actuate="onLoad"/><svg:title/><svg:desc>$O(n)$</svg:desc></draw:frame></text:span><text:span text:style-name="T102"> in the average case.'' Both the complexity and the property of the data must be stated. A famous example of this is given by the quicksort algorithm for sorting an array of data. Quicksort is in </text:span><text:span text:style-name="T103"><draw:frame draw:style-name="a33" draw:name="Picture 7" text:anchor-type="as-char" svg:x="0in" svg:y="0in" svg:width="0.47917in" svg:height="0.34375in" style:rel-width="scale" style:rel-height="scale"><draw:image xlink:href="media/image10.gif" xlink:type="simple" xlink:show="embed" xlink:actuate="onLoad"/><svg:title/><svg:desc>$O(n^2)$</svg:desc></draw:frame></text:span><text:span text:style-name="T104"> worst case, but is in </text:span><text:span text:style-name="T105"><draw:frame draw:style-name="a34" draw:name="Picture 6" text:anchor-type="as-char" svg:x="0in" svg:y="0in" svg:width="0.6875in" svg:height="0.32292in" style:rel-width="scale" style:rel-height="scale"><draw:image xlink:href="media/image22.gif" xlink:type="simple" xlink:show="embed" xlink:actuate="onLoad"/><svg:title/><svg:desc>$O(n \lg n)$</svg:desc></draw:frame></text:span><text:span text:style-name="T106"> best and average cases. The worst case for quicksort occurs when the array is already sorted (</text:span><text:span text:style-name="T107"> i.e.</text:span><text:span text:style-name="T108">, the data have the property of being sorted).</text:span></text:p>
      <text:p text:style-name="P109"><text:span text:style-name="T110">One of the all-time great theoretical results of computer science is that any sorting algorithm that uses comparisons must take at least </text:span><text:span text:style-name="T111"><draw:frame draw:style-name="a35" draw:name="Picture 5" text:anchor-type="as-char" svg:x="0in" svg:y="0in" svg:width="0.42708in" svg:height="0.30208in" style:rel-width="scale" style:rel-height="scale"><draw:image xlink:href="media/image23.gif" xlink:type="simple" xlink:show="embed" xlink:actuate="onLoad"/><svg:title/><svg:desc>$n \lg n$</svg:desc></draw:frame></text:span><text:span text:style-name="T112"> steps. That means that any such sorting algorithm, including quicksort, must be in</text:span><text:span text:style-name="T113"><draw:frame draw:style-name="a36" draw:name="Picture 4" text:anchor-type="as-char" svg:x="0in" svg:y="0in" svg:width="0.67708in" svg:height="0.32292in" style:rel-width="scale" style:rel-height="scale"><draw:image xlink:href="media/image24.gif" xlink:type="simple" xlink:show="embed" xlink:actuate="onLoad"/><svg:title/><svg:desc>$\Omega(n \lg n)$</svg:desc></draw:frame></text:span><text:span text:style-name="T114">. Since quicksort is in </text:span><text:span text:style-name="T115"><draw:frame draw:style-name="a37" draw:name="Picture 3" text:anchor-type="as-char" svg:x="0in" svg:y="0in" svg:width="0.6875in" svg:height="0.32292in" style:rel-width="scale" style:rel-height="scale"><draw:image xlink:href="media/image22.gif" xlink:type="simple" xlink:show="embed" xlink:actuate="onLoad"/><svg:title/><svg:desc>$O(n \lg n)$</svg:desc></draw:frame></text:span><text:span text:style-name="T116"> in best and average cases, and also in </text:span><text:span text:style-name="T117"><draw:frame draw:style-name="a38" draw:name="Picture 2" text:anchor-type="as-char" svg:x="0in" svg:y="0in" svg:width="0.67708in" svg:height="0.32292in" style:rel-width="scale" style:rel-height="scale"><draw:image xlink:href="media/image24.gif" xlink:type="simple" xlink:show="embed" xlink:actuate="onLoad"/><svg:title/><svg:desc>$\Omega(n \lg n)$</svg:desc></draw:frame></text:span><text:span text:style-name="T118">, it must be in </text:span><text:span text:style-name="T119"><draw:frame draw:style-name="a39" draw:name="Picture 1" text:anchor-type="as-char" svg:x="0in" svg:y="0in" svg:width="0.6875in" svg:height="0.32292in" style:rel-width="scale" style:rel-height="scale"><draw:image xlink:href="media/image25.gif" xlink:type="simple" xlink:show="embed" xlink:actuate="onLoad"/><svg:title/><svg:desc>$\Theta(n \lg n)$</svg:desc></draw:frame></text:span><text:span text:style-name="T120"> in best and average case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apple-converted-space" style:display-name="apple-converted-space"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tif</meta:initial-creator>
    <dc:creator>atif</dc:creator>
    <meta:creation-date>2013-09-10T06:14:00Z</meta:creation-date>
    <dc:date>2013-09-10T06:14:00Z</dc:date>
    <meta:template xlink:href="Normal" xlink:type="simple"/>
    <meta:editing-cycles>1</meta:editing-cycles>
    <meta:editing-duration>PT0S</meta:editing-duration>
    <meta:document-statistic meta:page-count="2" meta:paragraph-count="7" meta:word-count="574" meta:character-count="3845" meta:row-count="27" meta:non-whitespace-character-count="3278"/>
  </office:meta>
</office:document-meta>
</file>